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4.8984in, 0in, 0in)"/>
    </style:style>
  </office:automatic-styles>
  <office:body>
    <office:text text:use-soft-page-breaks="true">
      <text:p text:style-name="P1"><draw:frame draw:style-name="a0" draw:name="Picture 252981501" text:anchor-type="as-char" svg:x="0in" svg:y="0in" svg:width="6.83543in" svg:height="6.2867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abo Mosikidi</meta:initial-creator>
    <dc:creator>Thabo Mosikidi</dc:creator>
    <meta:creation-date>2023-11-15T18:46:00Z</meta:creation-date>
    <dc:date>2023-11-15T18:46:00Z</dc:date>
    <meta:template xlink:href="Normal.dotm" xlink:type="simple"/>
    <meta:editing-cycles>37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